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2pt" loext:padding="0cm" loext:border="none"/>
    </style:style>
    <style:style style:name="P2" style:family="paragraph" style:parent-style-name="Text_20_body">
      <style:paragraph-properties fo:margin-top="0cm" fo:margin-bottom="0cm" loext:contextual-spacing="false" fo:line-height="150%" fo:text-align="center" style:justify-single-word="false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Times New Roman" fo:font-size="12pt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officeooo:rsid="00093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ÃO</text:p>
      <text:p text:style-name="P4"><text:span text:style-name="T3">Trata-se de execução penal em desfavor do apenado acima nominado, em que o Ministério Público </text:span><text:span text:style-name="T2">, instado a se manifestar a respeito da guia de execução criminal, pugnou pela sua retificação, aduzindo que o cálculo da progressão de regime deve ser alterado, fazendo </text:span><text:span text:style-name="T4"> </text:span><text:span text:style-name="T3">constar a fração de 2/5, em razão de se tratar de crime hediondo.</text:span></text:p>
      <text:p text:style-name="P3">Compulsando os autos, observo que a pena aqui executada, em que pese se tratar de estupro de vu<text:span text:style-name="T5">l</text:span>nerável, é referente a delito cometido em 08/02/2002.</text:p>
      <text:p text:style-name="P3">Sendo assim, a secretaria acertadamente utilizou a fração de 1/6 para o cálculo da progressão de regime, já que a lei  11.464, que alterou as frações para progressão de regime em crimes hediondos, é datada de 28 de março de 2007. </text:p>
      <text:p text:style-name="P3">Da mesma forma, acertou a secretaria quando utilizou 2/3 para o livramento condicional, uma vez que a lei que institui<text:span text:style-name="T5">u</text:span> a fração de 2/3 para o livramento condicional em crimes hediondos é de 25 de julho de 1990.</text:p>
      <text:p text:style-name="P3">Ante o exposto, indefiro o pedido de retificação da GEP e mantenho a fração de 1/6 para a progressão de regime.</text:p>
      <text:p text:style-name="P3">P.R. Ciência ao M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34:18.309000000</meta:creation-date>
    <dc:date>2020-02-12T13:50:52.928000000</dc:date>
    <meta:editing-duration>PT6M34S</meta:editing-duration>
    <meta:editing-cycles>1</meta:editing-cycles>
    <meta:document-statistic meta:table-count="0" meta:image-count="0" meta:object-count="0" meta:page-count="1" meta:paragraph-count="7" meta:word-count="186" meta:character-count="1056" meta:non-whitespace-character-count="874"/>
    <meta:generator>LibreOffice/5.3.1.2$Windows_X86_64 LibreOffice_project/e80a0e0fd1875e1696614d24c32df0f95f03deb2</meta:generator>
  </office:meta>
</office:document-meta>
</file>